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wrap-option="wrap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5.08cm" svg:height="1.524cm" svg:x="1cm" svg:y="2.27cm">
          <text:p text:style-name="P1">Entrega do ApplPkt falho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5.08cm" svg:height="1.524cm" svg:x="1cm" svg:y="11.16cm">
          <text:p text:style-name="P1">Cria RERR e envia para precurso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5.08cm" svg:height="1.524cm" svg:x="1cm" svg:y="6.461cm">
          <text:p text:style-name="P1"><text:span text:style-name="T1">Remove caminhos para o destAddr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3.54cm" svg:y1="7.985cm" svg:x2="3.54cm" svg:y2="11.16cm" draw:start-shape="id1" draw:start-glue-point="2" draw:end-shape="id2" draw:end-glue-point="0" svg:d="m3540 7985v501 2173 501">
          <text:p/>
        </draw:connector>
        <draw:connector draw:style-name="gr2" draw:text-style-name="P2" draw:layer="layout" draw:type="lines" svg:x1="3.54cm" svg:y1="3.794cm" svg:x2="3.54cm" svg:y2="6.461cm" draw:start-shape="id3" draw:start-glue-point="2" draw:end-shape="id1" draw:end-glue-point="0" svg:d="m3540 3794v502 1664 501">
          <text:p/>
        </draw:connector>
        <draw:custom-shape draw:style-name="gr1" draw:text-style-name="P1" xml:id="id4" draw:id="id4" draw:layer="layout" svg:width="5.08cm" svg:height="1.524cm" svg:x="8.647cm" svg:y="2.143cm">
          <text:p text:style-name="P1">Recebeu RER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" draw:id="id6" draw:layer="layout" svg:width="5.053cm" svg:height="1.905cm" svg:x="8.647cm" svg:y="7.858cm">
          <text:p text:style-name="P2"><text:span text:style-name="T2">Encontrou caminho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5" draw:id="id5" draw:layer="layout" svg:width="5.08cm" svg:height="1.524cm" svg:x="8.647cm" svg:y="4.81cm">
          <text:p text:style-name="P1"><text:span text:style-name="T1">Obtém caminhos para o destAddr que falhou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524cm" svg:x="0.999cm" svg:y="6.46cm">
          <text:p text:style-name="P1"><text:span text:style-name="T1">Remove caminhos para o destAdd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5.08cm" svg:height="1.524cm" svg:x="8.647cm" svg:y="11.16cm">
          <text:p text:style-name="P1">Cria RERR e envia para precurso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08cm" svg:height="1.524cm" svg:x="0.998cm" svg:y="6.459cm">
          <text:p text:style-name="P1"><text:span text:style-name="T1">Remove caminhos para o destAdd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5.08cm" svg:height="1.524cm" svg:x="15.351cm" svg:y="8.058cm">
          <text:p text:style-name="P1">Apaga RER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s" svg:x1="11.187cm" svg:y1="3.667cm" svg:x2="11.187cm" svg:y2="4.81cm" draw:start-shape="id4" draw:start-glue-point="2" draw:end-shape="id5" draw:end-glue-point="0" svg:d="m11187 3667v502 140 501">
          <text:p/>
        </draw:connector>
        <draw:connector draw:style-name="gr2" draw:text-style-name="P2" draw:layer="layout" draw:type="lines" svg:x1="11.187cm" svg:y1="6.334cm" svg:x2="11.174cm" svg:y2="7.858cm" draw:start-shape="id5" draw:start-glue-point="2" draw:end-shape="id6" draw:end-glue-point="4" svg:d="m11187 6334v501l-13 521v502">
          <text:p/>
        </draw:connector>
        <draw:connector draw:style-name="gr2" draw:text-style-name="P2" draw:layer="layout" draw:type="lines" svg:x1="11.174cm" svg:y1="9.763cm" svg:x2="11.187cm" svg:y2="11.16cm" draw:start-shape="id6" draw:start-glue-point="6" draw:end-shape="id7" draw:end-glue-point="0" svg:d="m11174 9763v501l13 395v501">
          <text:p/>
        </draw:connector>
        <draw:connector draw:style-name="gr2" draw:text-style-name="P2" draw:layer="layout" draw:type="lines" svg:x1="13.7cm" svg:y1="8.811cm" svg:x2="15.351cm" svg:y2="8.82cm" draw:start-shape="id6" draw:start-glue-point="7" draw:end-shape="id8" svg:d="m13700 8811h501l649 9h501">
          <text:p/>
        </draw:connector>
        <draw:frame draw:style-name="gr4" draw:text-style-name="P4" draw:layer="layout" svg:width="1.23cm" svg:height="0.725cm" svg:x="11.073cm" svg:y="10.017cm">
          <draw:text-box>
            <text:p><text:span text:style-name="T1">Sim</text:span></text:p>
          </draw:text-box>
        </draw:frame>
        <draw:custom-shape draw:style-name="gr1" draw:text-style-name="P1" draw:layer="layout" svg:width="5.08cm" svg:height="1.524cm" svg:x="0.999cm" svg:y="11.159cm">
          <text:p text:style-name="P1">Cria RERR e envia para precurso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281cm" svg:height="0.725cm" svg:x="13.359cm" svg:y="8.022cm">
          <draw:text-box>
            <text:p><text:span text:style-name="T1">Nã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nobrega </meta:initial-creator>
    <meta:creation-date>2012-10-29T09:37:39</meta:creation-date>
    <dc:date>2012-10-29T11:19:49</dc:date>
    <dc:creator>mnobrega </dc:creator>
    <meta:editing-duration>PT1H11M58S</meta:editing-duration>
    <meta:editing-cycles>7</meta:editing-cycles>
    <meta:generator>LibreOffice/3.5$Linux_X86_64 LibreOffice_project/350m1$Build-2</meta:generator>
    <meta:document-statistic meta:object-count="19"/>
  </office:meta>
</office:document-meta>
</file>